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311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3543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11in" fo:break-before="auto" style:use-optimal-row-height="false"/>
    </style:style>
    <style:style style:name="ro4" style:family="table-row">
      <style:table-row-properties style:row-height="0.6898in" fo:break-before="auto" style:use-optimal-row-height="false"/>
    </style:style>
    <style:style style:name="ro5" style:family="table-row">
      <style:table-row-properties style:row-height="0.4453in" fo:break-before="auto" style:use-optimal-row-height="true"/>
    </style:style>
    <style:style style:name="ro6" style:family="table-row">
      <style:table-row-properties style:row-height="0.1555in" fo:break-before="auto" style:use-optimal-row-height="true"/>
    </style:style>
    <style:style style:name="ro7" style:family="table-row">
      <style:table-row-properties style:row-height="0.6118in" fo:break-before="auto" style:use-optimal-row-height="false"/>
    </style:style>
    <style:style style:name="ro8" style:family="table-row">
      <style:table-row-properties style:row-height="0.5563in" fo:break-before="auto" style:use-optimal-row-height="false"/>
    </style:style>
    <style:style style:name="ro9" style:family="table-row">
      <style:table-row-properties style:row-height="0.1598in" fo:break-before="auto" style:use-optimal-row-height="true"/>
    </style:style>
    <style:style style:name="ro10" style:family="table-row">
      <style:table-row-properties style:row-height="0.311in" fo:break-before="auto" style:use-optimal-row-height="tru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111in" fo:break-before="auto" style:use-optimal-row-height="false"/>
    </style:style>
    <style:style style:name="ro13" style:family="table-row">
      <style:table-row-properties style:row-height="0.2043in" fo:break-before="auto" style:use-optimal-row-height="true"/>
    </style:style>
    <style:style style:name="ro14" style:family="table-row">
      <style:table-row-properties style:row-height="0.1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color="#00000a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background-color="#cc9900" style:text-align-source="fix" style:repeat-content="false" fo:wrap-option="wrap" style:vertical-align="middle"/>
      <style:paragraph-properties fo:text-align="start"/>
      <style:text-properties style:text-line-through-style="solid" style:font-name="Arial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wrap-option="wrap"/>
      <style:paragraph-properties fo:text-align="start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9pt" style:font-size-asian="9pt" style:font-size-complex="9pt"/>
    </style:style>
    <style:style style:name="ce9" style:family="table-cell" style:parent-style-name="Default" style:data-style-name="N99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9pt" style:font-size-asian="9pt" style:font-size-complex="9pt"/>
    </style:style>
    <style:style style:name="ce1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fo:background-color="#cc9900" style:text-align-source="fix" style:repeat-content="false" fo:wrap-option="wrap"/>
      <style:paragraph-properties fo:text-align="start"/>
      <style:text-properties style:text-line-through-style="solid" style:font-name="Arial" fo:font-size="9pt" style:font-size-asian="9pt" style:font-size-complex="9pt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font-name="Arial" fo:font-size="9pt" style:font-size-asian="9pt" style:font-size-complex="9pt"/>
    </style:style>
    <style:style style:name="ce18" style:family="table-cell" style:parent-style-name="Default">
      <style:text-properties style:text-line-through-styl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/>
      <style:text-properties style:font-name="Arial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a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wrap"/>
      <style:paragraph-properties fo:text-align="start"/>
      <style:text-properties style:font-name="Arial" fo:font-size="9pt" style:font-size-asian="9pt" style:font-size-complex="9pt"/>
    </style:style>
    <style:style style:name="ce23" style:family="table-cell" style:parent-style-name="Default">
      <style:text-properties style:font-name="Arial" fo:font-size="9pt" style:font-size-asian="9pt" style:font-size-complex="9pt"/>
    </style:style>
    <style:style style:name="T1" style:family="text">
      <style:text-properties style:font-name="F" fo:font-size="12pt"/>
    </style:style>
  </office:automatic-styles>
  <office:body>
    <office:spreadsheet table:structure-protected="true" table:protection-key="/x4C8MrDRHZ7WkaH+LwqUfeDNTE="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20"/>
        <table:table-column table:style-name="co4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4" table:number-columns-repeated="1011" table:default-cell-style-name="ce20"/>
        <table:table-column table:style-name="co4" table:default-cell-style-name="ce23"/>
        <table:table-row table:style-name="ro2">
          <table:table-cell table:style-name="ce1"/>
          <table:table-cell table:style-name="ce7" office:value-type="string">
            <text:p>getaround</text:p>
          </table:table-cell>
          <table:table-cell table:style-name="ce7" office:value-type="string">
            <text:p>City CarShare</text:p>
          </table:table-cell>
          <table:table-cell table:style-name="ce7" office:value-type="string">
            <text:p>enterprise</text:p>
          </table:table-cell>
          <table:table-cell table:style-name="ce7" office:value-type="string">
            <text:p>turo</text:p>
          </table:table-cell>
          <table:table-cell table:style-name="ce7" office:value-type="string">
            <text:p>zipcar</text:p>
          </table:table-cell>
          <table:table-cell table:style-name="ce19" office:value-type="string">
            <text:p>uhaul car share</text:p>
          </table:table-cell>
          <table:table-cell table:style-name="ce19" office:value-type="string">
            <text:p>just share it</text:p>
          </table:table-cell>
          <table:table-cell table:style-name="ce19" office:value-type="string">
            <text:p>reach now</text:p>
          </table:table-cell>
          <table:table-cell table:style-name="ce19" office:value-type="string">
            <text:p>ride share delaware</text:p>
          </table:table-cell>
          <table:table-cell table:style-name="ce19" office:value-type="string">
            <text:p>car share vt</text:p>
          </table:table-cell>
          <table:table-cell table:style-name="ce19" office:value-type="string">
            <text:p>car2go</text:p>
          </table:table-cell>
          <table:table-cell table:style-name="ce22" table:number-columns-repeated="1011"/>
          <table:table-cell/>
        </table:table-row>
        <table:table-row table:style-name="ro4">
          <table:table-cell table:style-name="ce2" office:value-type="string">
            <text:p>available cities</text:p>
          </table:table-cell>
          <table:table-cell office:value-type="string">
            <text:p>San Francisco, Berkeley, Chicago, Oakland, Portland, Washington D.C. </text:p>
          </table:table-cell>
          <table:table-cell office:value-type="string">
            <text:p>10 cities SF Bay Area</text:p>
          </table:table-cell>
          <table:table-cell office:value-type="string">
            <text:p>Boise, </text:p>
            <text:p>Boston, </text:p>
            <text:p>Charleston, </text:p>
            <text:p>Chicago, </text:p>
            <text:p>Corvallis, </text:p>
            <text:p>Dallas, </text:p>
            <text:p>Denver, </text:p>
            <text:p>Eugene, </text:p>
            <text:p>Greenville, </text:p>
            <text:p>Hoboken, </text:p>
            <text:p>Honolulu, </text:p>
            <text:p>Houston, </text:p>
            <text:p>Jersey City, </text:p>
            <text:p>Louisville, </text:p>
            <text:p>New Brunswick, </text:p>
            <text:p>New Orleans, </text:p>
            <text:p>New York, </text:p>
            <text:p>Oberlin, </text:p>
            <text:p>Oxford, </text:p>
            <text:p>Philadelphia, </text:p>
            <text:p>Phoenix, </text:p>
            <text:p>Salt Lake City, </text:p>
            <text:p>San Francisco, </text:p>
            <text:p>St. Louis, </text:p>
            <text:p>St. Petersburg, </text:p>
            <text:p>Tampa, </text:p>
            <text:p>Washington D.C.</text:p>
          </table:table-cell>
          <table:table-cell office:value-type="string">
            <text:p>Atlanta, </text:p>
            <text:p>Miami, </text:p>
            <text:p>Boston, </text:p>
            <text:p>San Diego, </text:p>
            <text:p>Chicago, </text:p>
            <text:p>San Francisco, </text:p>
            <text:p>Denver, </text:p>
            <text:p>Seattle, </text:p>
            <text:p>Honolulu, </text:p>
            <text:p>Washington D.C., </text:p>
            <text:p>Houston, </text:p>
            <text:p>Los Angeles</text:p>
          </table:table-cell>
          <table:table-cell office:value-type="string">
            <text:p>Atlanta, </text:p>
            <text:p>Austin, </text:p>
            <text:p>Baltimore, </text:p>
            <text:p>Boston, </text:p>
            <text:p>Chicago, </text:p>
            <text:p>Dallas, </text:p>
            <text:p>Denver, </text:p>
            <text:p>Detroit, </text:p>
            <text:p>Houston, </text:p>
            <text:p>Los Angeles, </text:p>
            <text:p>Miami, </text:p>
            <text:p>Minneapolis, </text:p>
            <text:p>Milwaukee, </text:p>
            <text:p>New York, </text:p>
            <text:p>Philadelphia, </text:p>
            <text:p>Pittsburgh, </text:p>
            <text:p>Portland, </text:p>
            <text:p>Providence, </text:p>
            <text:p>Sacramento, </text:p>
            <text:p>San Diego, </text:p>
            <text:p>San Francisco, </text:p>
            <text:p>Seattle, </text:p>
            <text:p>Washington DC.</text:p>
          </table:table-cell>
          <table:table-cell table:number-columns-repeated="5"/>
          <table:table-cell table:style-name="ce21" office:value-type="string">
            <text:p>New York City, Portland, Columbus, Seattle, San Diego, Twin Cities Denver, Austin, Washington</text:p>
          </table:table-cell>
          <table:table-cell table:number-columns-repeated="1012"/>
        </table:table-row>
        <table:table-row table:style-name="ro5">
          <table:table-cell office:value-type="string">
            <text:p>Unique features</text:p>
          </table:table-cell>
          <table:table-cell office:value-type="string">
            <text:p>pay with apple pay</text:p>
          </table:table-cell>
          <table:table-cell office:value-type="string">
            <text:p>Maintenance, roadside assistance, rent in 15 min increments</text:p>
          </table:table-cell>
          <table:table-cell office:value-type="string">
            <text:p>roadside assistance</text:p>
          </table:table-cell>
          <table:table-cell office:value-type="string">
            <text:p>Roadside assistance, offers delivery, no hourly rental rate</text:p>
          </table:table-cell>
          <table:table-cell office:value-type="string">
            <text:p>24 hour roadside assistance</text:p>
          </table:table-cell>
          <table:table-cell table:number-columns-repeated="1018"/>
        </table:table-row>
        <table:table-row table:style-name="ro6">
          <table:table-cell office:value-type="string">
            <text:p>service type</text:p>
          </table:table-cell>
          <table:table-cell office:value-type="string">
            <text:p>peer to Peer</text:p>
          </table:table-cell>
          <table:table-cell office:value-type="string">
            <text:p>not for profit</text:p>
          </table:table-cell>
          <table:table-cell office:value-type="string">
            <text:p>business to consumer</text:p>
          </table:table-cell>
          <table:table-cell office:value-type="string">
            <text:p>peer to peer</text:p>
          </table:table-cell>
          <table:table-cell office:value-type="string">
            <text:p>business to consumer</text:p>
          </table:table-cell>
          <table:table-cell table:number-columns-repeated="1018"/>
        </table:table-row>
        <table:table-row table:style-name="ro7">
          <table:table-cell office:value-type="string">
            <text:p>Sign up process (Required documents)</text:p>
          </table:table-cell>
          <table:table-cell office:value-type="string">
            <text:p>US drivers license, Pass a driver record check – International: Non-US driver's license driving record and driving record check</text:p>
          </table:table-cell>
          <table:table-cell office:value-type="string">
            <text:p>drivers license, credit/debit card, </text:p>
          </table:table-cell>
          <table:table-cell office:value-type="string">
            <text:p>drivers license, major credit card, membership card is sent in the mail</text:p>
          </table:table-cell>
          <table:table-cell office:value-type="string">
            <text:p>social media account, driver license, picture, passport, credit card, last 4 digits of social security </text:p>
          </table:table-cell>
          <table:table-cell office:value-type="string">
            <text:p>membership card is sent in the mail, </text:p>
          </table:table-cell>
          <table:table-cell table:number-columns-repeated="1018"/>
        </table:table-row>
        <table:table-row table:style-name="ro8">
          <table:table-cell office:value-type="string">
            <text:p>Vehicle Types</text:p>
          </table:table-cell>
          <table:table-cell office:value-type="string">
            <text:p>Convertible, Exotic, Luxury, Snow, SUV, Truck, Van</text:p>
          </table:table-cell>
          <table:table-cell office:value-type="string">
            <text:p>3 door hatchback, 5 door hatchback, All Electric, All Wheel Drive, Capacity, Convertible, Hybrid/Plug-in hybrid, Minivan, Premium, SUV, Sedan, Truck, Wheelchair accessible</text:p>
          </table:table-cell>
          <table:table-cell office:value-type="string">
            <text:p>sedan, SUV, hybrid, luxury, pickup, cargo vans, electric</text:p>
          </table:table-cell>
          <table:table-cell table:number-columns-repeated="2" office:value-type="string">
            <text:p>sedan, hybrid, convertible, SUV, minivan, trucks, cargo van</text:p>
          </table:table-cell>
          <table:table-cell table:number-columns-repeated="1018"/>
        </table:table-row>
        <table:table-row table:style-name="ro9">
          <table:table-cell office:value-type="string">
            <text:p>Sign up Fee</text:p>
          </table:table-cell>
          <table:table-cell table:number-columns-repeated="3" office:value-type="string">
            <text:p>no signup fee</text:p>
          </table:table-cell>
          <table:table-cell table:style-name="ce17"/>
          <table:table-cell office:value-type="float" office:value="25">
            <text:p>25</text:p>
          </table:table-cell>
          <table:table-cell table:number-columns-repeated="1018"/>
        </table:table-row>
        <table:table-row table:style-name="ro10">
          <table:table-cell office:value-type="string">
            <text:p>Membership Fee(dollars)/month</text:p>
          </table:table-cell>
          <table:table-cell table:style-name="ce9" office:value-type="string">
            <text:p>no membership fee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0">
            <text:p>40</text:p>
          </table:table-cell>
          <table:table-cell table:style-name="ce9" office:value-type="string">
            <text:p>no membership fee</text:p>
          </table:table-cell>
          <table:table-cell table:style-name="ce9" office:value-type="string">
            <text:p>tiered - 5.80, 7.00, 50.00</text:p>
          </table:table-cell>
          <table:table-cell table:number-columns-repeated="1018"/>
        </table:table-row>
        <table:table-row table:style-name="ro6">
          <table:table-cell office:value-type="string">
            <text:p>Gas</text:p>
          </table:table-cell>
          <table:table-cell table:style-name="ce9" office:value-type="string">
            <text:p>gas not included</text:p>
          </table:table-cell>
          <table:table-cell table:number-columns-repeated="2" table:style-name="ce9" office:value-type="string">
            <text:p>gas included</text:p>
          </table:table-cell>
          <table:table-cell table:style-name="ce9" office:value-type="string">
            <text:p>gas not included</text:p>
          </table:table-cell>
          <table:table-cell office:value-type="string">
            <text:p>gas included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tolls</text:p>
          </table:table-cell>
          <table:table-cell office:value-type="string">
            <text:p>Automatically charged through the app</text:p>
          </table:table-cell>
          <table:table-cell table:style-name="ce15" office:value-type="string">
            <text:p>tolls are included</text:p>
          </table:table-cell>
          <table:table-cell table:number-columns-repeated="3" office:value-type="string">
            <text:p>tolls not included</text:p>
          </table:table-cell>
          <table:table-cell table:number-columns-repeated="1018"/>
        </table:table-row>
        <table:table-row table:style-name="ro6">
          <table:table-cell office:value-type="string">
            <text:p>avg. pricing /hour (prius)</text:p>
          </table:table-cell>
          <table:table-cell table:style-name="ce10" office:value-type="currency" office:currency="USD" office:value="6">
            <text:p>$6.00</text:p>
          </table:table-cell>
          <table:table-cell table:style-name="ce16" office:value-type="string">
            <text:p>$2 (+.35¢/mi)</text:p>
          </table:table-cell>
          <table:table-cell office:value-type="string">
            <text:p>~5.50</text:p>
          </table:table-cell>
          <table:table-cell office:value-type="string">
            <text:p>N/A</text:p>
          </table:table-cell>
          <table:table-cell office:value-type="string">
            <text:p>tiered - 7.00, 7.00, 6.30</text:p>
          </table:table-cell>
          <table:table-cell table:number-columns-repeated="1018"/>
        </table:table-row>
        <table:table-row table:style-name="ro11">
          <table:table-cell office:value-type="string">
            <text:p>avg. pricing /day (prius)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~70</text:p>
          </table:table-cell>
          <table:table-cell office:value-type="string">
            <text:p>~60</text:p>
          </table:table-cell>
          <table:table-cell office:value-type="string">
            <text:p>80, 80, 71.10</text:p>
          </table:table-cell>
          <table:table-cell table:number-columns-repeated="1018"/>
        </table:table-row>
        <table:table-row table:style-name="ro12">
          <table:table-cell table:style-name="ce5" office:value-type="string">
            <text:p>Mileage limit per hour</text:p>
          </table:table-cell>
          <table:table-cell table:style-name="ce11" office:value-type="string">
            <text:p>Standard: 25/hour</text:p>
            <text:p>Exotic: 15/hour</text:p>
          </table:table-cell>
          <table:table-cell table:style-name="ce11" office:value-type="string">
            <text:p>no milage limits</text:p>
          </table:table-cell>
          <table:table-cell table:style-name="ce11" table:number-columns-repeated="1020"/>
          <table:table-cell/>
        </table:table-row>
        <table:table-row table:style-name="ro10">
          <table:table-cell office:value-type="string">
            <text:p>mileage limit per day (Break out if different for types of cars)</text:p>
          </table:table-cell>
          <table:table-cell office:value-type="string">
            <text:p>Standard: 200</text:p>
            <text:p>Exotic: 100</text:p>
          </table:table-cell>
          <table:table-cell office:value-type="string">
            <text:p>no milage limits</text:p>
          </table:table-cell>
          <table:table-cell office:value-type="float" office:value="200">
            <text:p>200</text:p>
          </table:table-cell>
          <table:table-cell office:value-type="string">
            <text:p>~200(owner chooses)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10">
          <table:table-cell office:value-type="string">
            <text:p>Over milage cost/mile</text:p>
          </table:table-cell>
          <table:table-cell office:value-type="string">
            <text:p>Standard: $.50</text:p>
            <text:p>Exotic: $5.00</text:p>
          </table:table-cell>
          <table:table-cell table:style-name="ce17"/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table:number-columns-repeated="1018"/>
        </table:table-row>
        <table:table-row table:style-name="ro5">
          <table:table-cell office:value-type="string">
            <text:p>Book rental from app (iphone/android)</text:p>
          </table:table-cell>
          <table:table-cell office:value-type="string">
            <text:p>reserve and unlock cars from Android or iPhone apps</text:p>
          </table:table-cell>
          <table:table-cell table:number-columns-repeated="3" office:value-type="string">
            <text:p>reservations from Android or iPhone apps</text:p>
          </table:table-cell>
          <table:table-cell office:value-type="string">
            <text:p>reserve and unlock cars from Android or iPhone apps</text:p>
          </table:table-cell>
          <table:table-cell table:number-columns-repeated="1018"/>
        </table:table-row>
        <table:table-row table:style-name="ro9">
          <table:table-cell office:value-type="string">
            <text:p>Insurance included or available</text:p>
          </table:table-cell>
          <table:table-cell table:number-columns-repeated="5" office:value-type="string">
            <text:p>insurance included</text:p>
          </table:table-cell>
          <table:table-cell table:number-columns-repeated="1018"/>
        </table:table-row>
        <table:table-row table:style-name="ro10">
          <table:table-cell office:value-type="string">
            <text:p>Age requirement 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18-20 requires .edu email</text:p>
          </table:table-cell>
          <table:table-cell table:number-columns-repeated="2" office:value-type="float" office:value="21">
            <text:p>21</text:p>
          </table:table-cell>
          <table:table-cell table:number-columns-repeated="1018"/>
        </table:table-row>
        <table:table-row table:style-name="ro10">
          <table:table-cell office:value-type="string">
            <text:p>Car pick up process (Key, Locations, etc.)</text:p>
          </table:table-cell>
          <table:table-cell office:value-type="string">
            <text:p>Getaround Connect app</text:p>
          </table:table-cell>
          <table:table-cell office:value-type="string">
            <text:p>Key fob plus app</text:p>
          </table:table-cell>
          <table:table-cell office:value-type="string">
            <text:p>member card plus app</text:p>
          </table:table-cell>
          <table:table-cell office:value-type="string">
            <text:p>meet owner to get keys</text:p>
          </table:table-cell>
          <table:table-cell office:value-type="string">
            <text:p>member card or app</text:p>
          </table:table-cell>
          <table:table-cell table:number-columns-repeated="1018"/>
        </table:table-row>
        <table:table-row table:style-name="ro6">
          <table:table-cell office:value-type="string">
            <text:p>Over night trips?</text:p>
          </table:table-cell>
          <table:table-cell office:value-type="string">
            <text:p>Yes</text:p>
          </table:table-cell>
          <table:table-cell table:number-columns-repeated="4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hourly rentals</text:p>
          </table:table-cell>
          <table:table-cell table:number-columns-repeated="3" table:style-name="Default" office:value-type="string">
            <text:p>hourly rates available </text:p>
          </table:table-cell>
          <table:table-cell table:style-name="Default" office:value-type="string">
            <text:p>no hourly rates available</text:p>
          </table:table-cell>
          <table:table-cell table:style-name="Default" office:value-type="string">
            <text:p>hourly rates available </text:p>
          </table:table-cell>
          <table:table-cell table:style-name="Default" table:number-columns-repeated="1018"/>
        </table:table-row>
        <table:table-row table:style-name="ro3">
          <table:table-cell table:style-name="Default" office:value-type="string">
            <text:p>roadside assistance</text:p>
          </table:table-cell>
          <table:table-cell table:number-columns-repeated="5" table:style-name="Default" office:value-type="string">
            <text:p>roadside assistance included</text:p>
          </table:table-cell>
          <table:table-cell table:number-columns-repeated="1018"/>
        </table:table-row>
        <table:table-row table:style-name="ro9">
          <table:table-cell table:style-name="ce6" office:value-type="string">
            <text:p>URLS</text:p>
          </table:table-cell>
          <table:table-cell table:number-columns-repeated="1023"/>
        </table:table-row>
        <table:table-row table:style-name="ro13">
          <table:table-cell office:value-type="string">
            <text:p>Home page</text:p>
          </table:table-cell>
          <table:table-cell table:style-name="ce12" office:value-type="string">
            <text:p><text:span text:style-name="T1"><text:a xlink:href="https://www.getaround.com/">https://www.getaround.com/</text:a></text:span></text:p>
          </table:table-cell>
          <table:table-cell table:style-name="ce18" office:value-type="string">
            <text:p><text:a xlink:href="https://www.gocarma.com/">https://www.gocarma.com/</text:a></text:p>
          </table:table-cell>
          <table:table-cell table:style-name="ce12" office:value-type="string">
            <text:p><text:span text:style-name="T1"><text:a xlink:href="https://www.enterprisecarshare.com/us/en/home.html">https://www.enterprisecarshare.com/us/en/home.html</text:a></text:span></text:p>
          </table:table-cell>
          <table:table-cell table:style-name="ce12" office:value-type="string">
            <text:p><text:span text:style-name="T1"><text:a xlink:href="https://turo.com/">https://turo.com/</text:a></text:span></text:p>
          </table:table-cell>
          <table:table-cell table:style-name="ce13" office:value-type="string">
            <text:p>http://www.zipcar.com/</text:p>
          </table:table-cell>
          <table:table-cell table:number-columns-repeated="1018"/>
        </table:table-row>
        <table:table-row table:style-name="ro13">
          <table:table-cell office:value-type="string">
            <text:p>terms page</text:p>
          </table:table-cell>
          <table:table-cell table:style-name="ce12" office:value-type="string">
            <text:p><text:span text:style-name="T1"><text:a xlink:href="https://www.getaround.com/terms">https://www.getaround.com/terms</text:a></text:span></text:p>
          </table:table-cell>
          <table:table-cell table:style-name="ce18" office:value-type="string">
            <text:p><text:a xlink:href="https://www.gocarma.com/carshare/">https://www.gocarma.com/carshare/</text:a></text:p>
          </table:table-cell>
          <table:table-cell table:style-name="ce12" office:value-type="string">
            <text:p><text:span text:style-name="T1"><text:a xlink:href="https://www.enterprisecarshare.com/us/en/terms-of-use.html">https://www.enterprisecarshare.com/us/en/terms-of-use.html</text:a></text:span></text:p>
          </table:table-cell>
          <table:table-cell table:style-name="ce13" office:value-type="string">
            <text:p><text:a xlink:href="https://turo.com/policies/terms">https://turo.com/policies/terms</text:a></text:p>
          </table:table-cell>
          <table:table-cell table:number-columns-repeated="1019"/>
        </table:table-row>
        <table:table-row table:style-name="ro13">
          <table:table-cell office:value-type="string">
            <text:p>signup page</text:p>
          </table:table-cell>
          <table:table-cell table:style-name="ce13" office:value-type="string">
            <text:p><text:a xlink:href="https://www.getaround.com/">https://www.getaround.com/</text:a></text:p>
          </table:table-cell>
          <table:table-cell table:style-name="ce12" office:value-type="string">
            <text:p><text:span text:style-name="T1"><text:a xlink:href="https://denali.citycarshare.org/signup/signup.action#/sharelocal/contact">https://denali.citycarshare.org/signup/signup.action#/sharelocal/contact</text:a></text:span></text:p>
          </table:table-cell>
          <table:table-cell table:style-name="ce12" office:value-type="string">
            <text:p><text:span text:style-name="T1"><text:a xlink:href="https://www.enterprisecarshare.com/us/en/become-a-member.html">https://www.enterprisecarshare.com/us/en/become-a-member.html</text:a></text:span></text:p>
          </table:table-cell>
          <table:table-cell table:style-name="ce12" office:value-type="string">
            <text:p><text:span text:style-name="T1"><text:a xlink:href="https://turo.com/sign-up">https://turo.com/sign-up</text:a></text:span></text:p>
          </table:table-cell>
          <table:table-cell table:style-name="ce13" office:value-type="string">
            <text:p>https://members.zipcar.com/registration/#step</text:p>
          </table:table-cell>
          <table:table-cell table:number-columns-repeated="1018"/>
        </table:table-row>
        <table:table-row table:style-name="ro14" table:number-rows-repeated="104854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08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Levy</meta:initial-creator>
    <meta:creation-date>2016-06-20T19:46:06.55</meta:creation-date>
    <dc:date>2016-08-09T08:47:47</dc:date>
    <dc:creator>Jeremy Levy</dc:creator>
    <meta:editing-duration>P3DT16H17M36S</meta:editing-duration>
    <meta:editing-cycles>88</meta:editing-cycles>
    <meta:generator>OpenOffice/4.1.2$Unix OpenOffice.org_project/412m3$Build-9782</meta:generator>
    <meta:document-statistic meta:table-count="3" meta:cell-count="151" meta:object-count="0"/>
  </office:meta>
</office:document-meta>
</file>